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EmptyValues.answer( InvocationOnMock invo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turnsEmptyValues.returnValueFor( Class &lt; ? &gt; typ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5">
            <text:p text:style-name="Table_20_Contents">25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